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7.42mm" svg:height="87.84mm" svg:x="1.64mm" svg:y="3.18mm">
              <loext:p draw:notify-on-update-of-ranges="Mo_példa_06_a.E9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4:11:53.9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4:13:17.532000000</dc:date>
    <meta:print-date>2006-09-05T16:08:04</meta:print-date>
    <meta:editing-duration>PT19M10S</meta:editing-duration>
    <meta:editing-cycles>10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vertical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-color="#ff007f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-color="#0000ff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743cm" svg:height="8.785cm" xlink:href=".." xlink:type="simple" chart:class="chart:bar" chart:style-name="ch1">
        <chart:title svg:x="9.137cm" svg:y="0.309cm" chart:style-name="ch2">
          <text:p>Annaul Revenue</text:p>
        </chart:title>
        <chart:legend svg:x="18.744cm" svg:y="2.9cm" style:legend-expansion="custom" chartooo:width="2.83cm" chartooo:height="2.607cm" style:legend-expansion-aspect-ratio="1.0855389336402" chart:style-name="ch3"/>
        <chart:plot-area chart:style-name="ch4" table:cell-range-address="Mo_példa_06_a.D9:Mo_példa_06_a.G14" chart:data-source-has-labels="both" svg:x="1.876cm" svg:y="1.346cm" svg:width="17.607cm" svg:height="6.598cm">
          <chartooo:coordinate-region svg:x="3.582cm" svg:y="1.346cm" svg:width="14.735cm" svg:height="6.004cm"/>
          <chart:axis chart:dimension="x" chart:name="primary-x" chart:style-name="ch5" chartooo:axis-type="auto">
            <chartooo:date-scale/>
            <chart:title svg:x="0.934cm" svg:y="5.245cm" chart:style-name="ch6">
              <text:p>Quarter</text:p>
            </chart:title>
            <chart:categories table:cell-range-address="Mo_példa_06_a.E9:Mo_példa_06_a.G10"/>
          </chart:axis>
          <chart:axis chart:dimension="y" chart:name="primary-y" chart:style-name="ch7">
            <chart:title svg:x="9.815cm" svg:y="8.119cm" chart:style-name="ch8">
              <text:p>Income (Ft)</text:p>
            </chart:title>
            <chart:grid chart:class="major"/>
          </chart:axis>
          <chart:series chart:style-name="ch9" chart:values-cell-range-address="Mo_példa_06_a.E11:Mo_példa_06_a.G11" chart:label-cell-address="Mo_példa_06_a.D11:Mo_példa_06_a.D11" chart:class="chart:bar">
            <chart:data-point chart:repeated="3"/>
          </chart:series>
          <chart:series chart:style-name="ch10" chart:values-cell-range-address="Mo_példa_06_a.E12:Mo_példa_06_a.G12" chart:label-cell-address="Mo_példa_06_a.D12:Mo_példa_06_a.D12" chart:class="chart:bar">
            <chart:data-point chart:repeated="3"/>
          </chart:series>
          <chart:series chart:style-name="ch11" chart:values-cell-range-address="Mo_példa_06_a.E13:Mo_példa_06_a.G13" chart:label-cell-address="Mo_példa_06_a.D13:Mo_példa_06_a.D13" chart:class="chart:bar">
            <chart:data-point chart:repeated="3"/>
          </chart:series>
          <chart:series chart:style-name="ch12" chart:values-cell-range-address="Mo_példa_06_a.E14:Mo_példa_06_a.G14" chart:label-cell-address="Mo_példa_06_a.D14:Mo_példa_06_a.D1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G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